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ECCAD21901BEBEEE.svm" manifest:media-type="image/x-svm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ctileMotion" table:style-name="ta1">
        <table:shapes>
          <draw:frame draw:z-index="0" draw:style-name="gr1" draw:text-style-name="P1" svg:width="17.959cm" svg:height="10.253cm" svg:x="13.338cm" svg:y="0.106cm">
            <draw:object draw:notify-on-update-of-ranges="projectileMotion.D1:projectileMotion.D38 projectileMotion.E1:projectileMotion.E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6cm" svg:height="9.004cm" svg:x="39.52cm" svg:y="0.771cm">
            <draw:object draw:notify-on-update-of-ranges="projectileMotion.O1:projectileMotion.O40 projectileMotion.P1:projectileMotion.P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6cm" svg:height="9.005cm" svg:x="14.356cm" svg:y="10.97cm">
            <draw:object draw:notify-on-update-of-ranges="projectileMotion.D1:projectileMotion.D4 projectileMotion.E1:projectileMotion.E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6cm" svg:height="9.005cm" svg:x="39.41cm" svg:y="10.226cm">
            <draw:object draw:notify-on-update-of-ranges="projectileMotion.O1:projectileMotion.O3 projectileMotion.P1:projectileMotion.P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3"/>
          <table:table-cell table:formula="of:=[.A2]" office:value-type="float" office:value="0.44027529796585" calcext:value-type="float">
            <text:p>0.44027529796585</text:p>
          </table:table-cell>
          <table:table-cell table:formula="of:=-[.B2]" office:value-type="float" office:value="1.4095306396484" calcext:value-type="float">
            <text:p>1.4095306396484</text:p>
          </table:table-cell>
          <table:table-cell table:number-columns-repeated="9"/>
          <table:table-cell office:value-type="float" office:value="0.56257189996541" calcext:value-type="float">
            <text:p>0.56257189996541</text:p>
          </table:table-cell>
          <table:table-cell office:value-type="float" office:value="3.5200119018555" calcext:value-type="float">
            <text:p>3.5200119018555</text:p>
          </table:table-cell>
        </table:table-row>
        <table:table-row table:style-name="ro1">
          <table:table-cell office:value-type="float" office:value="0.44027529796585" calcext:value-type="float">
            <text:p>0.44027529796585</text:p>
          </table:table-cell>
          <table:table-cell office:value-type="float" office:value="-1.4095306396484" calcext:value-type="float">
            <text:p>-1.4095306396484</text:p>
          </table:table-cell>
          <table:table-cell/>
          <table:table-cell table:formula="of:=[.A3]" office:value-type="float" office:value="0.49301279895008" calcext:value-type="float">
            <text:p>0.49301279895008</text:p>
          </table:table-cell>
          <table:table-cell table:formula="of:=-[.B3]" office:value-type="float" office:value="2.8049621582031" calcext:value-type="float">
            <text:p>2.8049621582031</text:p>
          </table:table-cell>
          <table:table-cell table:number-columns-repeated="9"/>
          <table:table-cell office:value-type="float" office:value="0.60962340049446" calcext:value-type="float">
            <text:p>0.60962340049446</text:p>
          </table:table-cell>
          <table:table-cell office:value-type="float" office:value="4.0330581665039" calcext:value-type="float">
            <text:p>4.0330581665039</text:p>
          </table:table-cell>
        </table:table-row>
        <table:table-row table:style-name="ro1">
          <table:table-cell office:value-type="float" office:value="0.49301279895008" calcext:value-type="float">
            <text:p>0.49301279895008</text:p>
          </table:table-cell>
          <table:table-cell office:value-type="float" office:value="-2.8049621582031" calcext:value-type="float">
            <text:p>-2.8049621582031</text:p>
          </table:table-cell>
          <table:table-cell/>
          <table:table-cell table:formula="of:=[.A4]" office:value-type="float" office:value="0.53474149946123" calcext:value-type="float">
            <text:p>0.53474149946123</text:p>
          </table:table-cell>
          <table:table-cell table:formula="of:=-[.B4]" office:value-type="float" office:value="4.1864471435547" calcext:value-type="float">
            <text:p>4.1864471435547</text:p>
          </table:table-cell>
          <table:table-cell table:number-columns-repeated="9"/>
          <table:table-cell office:value-type="float" office:value="0.65813940018415" calcext:value-type="float">
            <text:p>0.65813940018415</text:p>
          </table:table-cell>
          <table:table-cell office:value-type="float" office:value="4.5109710693359" calcext:value-type="float">
            <text:p>4.5109710693359</text:p>
          </table:table-cell>
        </table:table-row>
        <table:table-row table:style-name="ro1">
          <table:table-cell office:value-type="float" office:value="0.53474149946123" calcext:value-type="float">
            <text:p>0.53474149946123</text:p>
          </table:table-cell>
          <table:table-cell office:value-type="float" office:value="-4.1864471435547" calcext:value-type="float">
            <text:p>-4.1864471435547</text:p>
          </table:table-cell>
          <table:table-cell/>
          <table:table-cell table:formula="of:=[.A5]" office:value-type="float" office:value="0.58335149940103" calcext:value-type="float">
            <text:p>0.58335149940103</text:p>
          </table:table-cell>
          <table:table-cell table:formula="of:=-[.B5]" office:value-type="float" office:value="5.5541229248047" calcext:value-type="float">
            <text:p>5.5541229248047</text:p>
          </table:table-cell>
          <table:table-cell table:number-columns-repeated="9"/>
          <table:table-cell office:value-type="float" office:value="0.707414499484" calcext:value-type="float">
            <text:p>0.707414499484</text:p>
          </table:table-cell>
          <table:table-cell office:value-type="float" office:value="4.9541091918945" calcext:value-type="float">
            <text:p>4.9541091918945</text:p>
          </table:table-cell>
        </table:table-row>
        <table:table-row table:style-name="ro1">
          <table:table-cell office:value-type="float" office:value="0.58335149940103" calcext:value-type="float">
            <text:p>0.58335149940103</text:p>
          </table:table-cell>
          <table:table-cell office:value-type="float" office:value="-5.5541229248047" calcext:value-type="float">
            <text:p>-5.5541229248047</text:p>
          </table:table-cell>
          <table:table-cell/>
          <table:table-cell table:formula="of:=[.A6]" office:value-type="float" office:value="0.6287052994594" calcext:value-type="float">
            <text:p>0.6287052994594</text:p>
          </table:table-cell>
          <table:table-cell table:formula="of:=-[.B6]" office:value-type="float" office:value="6.9081115722656" calcext:value-type="float">
            <text:p>6.9081115722656</text:p>
          </table:table-cell>
          <table:table-cell table:number-columns-repeated="9"/>
          <table:table-cell office:value-type="float" office:value="0.7515925988555" calcext:value-type="float">
            <text:p>0.7515925988555</text:p>
          </table:table-cell>
          <table:table-cell office:value-type="float" office:value="5.3628158569336" calcext:value-type="float">
            <text:p>5.3628158569336</text:p>
          </table:table-cell>
        </table:table-row>
        <table:table-row table:style-name="ro1">
          <table:table-cell office:value-type="float" office:value="0.6287052994594" calcext:value-type="float">
            <text:p>0.6287052994594</text:p>
          </table:table-cell>
          <table:table-cell office:value-type="float" office:value="-6.9081115722656" calcext:value-type="float">
            <text:p>-6.9081115722656</text:p>
          </table:table-cell>
          <table:table-cell/>
          <table:table-cell table:formula="of:=[.A7]" office:value-type="float" office:value="0.69140410004184" calcext:value-type="float">
            <text:p>0.69140410004184</text:p>
          </table:table-cell>
          <table:table-cell table:formula="of:=-[.B7]" office:value-type="float" office:value="8.2485656738281" calcext:value-type="float">
            <text:p>8.2485656738281</text:p>
          </table:table-cell>
          <table:table-cell table:number-columns-repeated="9"/>
          <table:table-cell office:value-type="float" office:value="0.80852129962295" calcext:value-type="float">
            <text:p>0.80852129962295</text:p>
          </table:table-cell>
          <table:table-cell office:value-type="float" office:value="5.737434387207" calcext:value-type="float">
            <text:p>5.737434387207</text:p>
          </table:table-cell>
        </table:table-row>
        <table:table-row table:style-name="ro1">
          <table:table-cell office:value-type="float" office:value="0.69140410004184" calcext:value-type="float">
            <text:p>0.69140410004184</text:p>
          </table:table-cell>
          <table:table-cell office:value-type="float" office:value="-8.2485656738281" calcext:value-type="float">
            <text:p>-8.2485656738281</text:p>
          </table:table-cell>
          <table:table-cell/>
          <table:table-cell table:formula="of:=[.A8]" office:value-type="float" office:value="0.735220100265" calcext:value-type="float">
            <text:p>0.735220100265</text:p>
          </table:table-cell>
          <table:table-cell table:formula="of:=-[.B8]" office:value-type="float" office:value="9.5756072998047" calcext:value-type="float">
            <text:p>9.5756072998047</text:p>
          </table:table-cell>
          <table:table-cell table:number-columns-repeated="9"/>
          <table:table-cell office:value-type="float" office:value="0.86373509932309" calcext:value-type="float">
            <text:p>0.86373509932309</text:p>
          </table:table-cell>
          <table:table-cell office:value-type="float" office:value="6.0783081054688" calcext:value-type="float">
            <text:p>6.0783081054688</text:p>
          </table:table-cell>
        </table:table-row>
        <table:table-row table:style-name="ro1">
          <table:table-cell office:value-type="float" office:value="0.735220100265" calcext:value-type="float">
            <text:p>0.735220100265</text:p>
          </table:table-cell>
          <table:table-cell office:value-type="float" office:value="-9.5756072998047" calcext:value-type="float">
            <text:p>-9.5756072998047</text:p>
          </table:table-cell>
          <table:table-cell/>
          <table:table-cell table:formula="of:=[.A9]" office:value-type="float" office:value="0.78129270067438" calcext:value-type="float">
            <text:p>0.78129270067438</text:p>
          </table:table-cell>
          <table:table-cell table:formula="of:=-[.B9]" office:value-type="float" office:value="10.889389038086" calcext:value-type="float">
            <text:p>10.889389038086</text:p>
          </table:table-cell>
          <table:table-cell table:number-columns-repeated="9"/>
          <table:table-cell office:value-type="float" office:value="0.904805499129" calcext:value-type="float">
            <text:p>0.904805499129</text:p>
          </table:table-cell>
          <table:table-cell office:value-type="float" office:value="6.3857727050781" calcext:value-type="float">
            <text:p>6.3857727050781</text:p>
          </table:table-cell>
        </table:table-row>
        <table:table-row table:style-name="ro1">
          <table:table-cell office:value-type="float" office:value="0.78129270067438" calcext:value-type="float">
            <text:p>0.78129270067438</text:p>
          </table:table-cell>
          <table:table-cell office:value-type="float" office:value="-10.889389038086" calcext:value-type="float">
            <text:p>-10.889389038086</text:p>
          </table:table-cell>
          <table:table-cell/>
          <table:table-cell table:formula="of:=[.A10]" office:value-type="float" office:value="0.82885719975457" calcext:value-type="float">
            <text:p>0.82885719975457</text:p>
          </table:table-cell>
          <table:table-cell table:formula="of:=-[.B10]" office:value-type="float" office:value="12.190032958984" calcext:value-type="float">
            <text:p>12.190032958984</text:p>
          </table:table-cell>
          <table:table-cell table:number-columns-repeated="9"/>
          <table:table-cell office:value-type="float" office:value="0.95397069957107" calcext:value-type="float">
            <text:p>0.95397069957107</text:p>
          </table:table-cell>
          <table:table-cell office:value-type="float" office:value="6.6601638793945" calcext:value-type="float">
            <text:p>6.6601638793945</text:p>
          </table:table-cell>
        </table:table-row>
        <table:table-row table:style-name="ro1">
          <table:table-cell office:value-type="float" office:value="0.82885719975457" calcext:value-type="float">
            <text:p>0.82885719975457</text:p>
          </table:table-cell>
          <table:table-cell office:value-type="float" office:value="-12.190032958984" calcext:value-type="float">
            <text:p>-12.190032958984</text:p>
          </table:table-cell>
          <table:table-cell/>
          <table:table-cell table:formula="of:=[.A11]" office:value-type="float" office:value="0.87450839998201" calcext:value-type="float">
            <text:p>0.87450839998201</text:p>
          </table:table-cell>
          <table:table-cell table:formula="of:=-[.B11]" office:value-type="float" office:value="13.477661132812" calcext:value-type="float">
            <text:p>13.477661132812</text:p>
          </table:table-cell>
          <table:table-cell table:number-columns-repeated="9"/>
          <table:table-cell office:value-type="float" office:value="1.0152722988278" calcext:value-type="float">
            <text:p>1.0152722988278</text:p>
          </table:table-cell>
          <table:table-cell office:value-type="float" office:value="6.9018096923828" calcext:value-type="float">
            <text:p>6.9018096923828</text:p>
          </table:table-cell>
        </table:table-row>
        <table:table-row table:style-name="ro1">
          <table:table-cell office:value-type="float" office:value="0.87450839998201" calcext:value-type="float">
            <text:p>0.87450839998201</text:p>
          </table:table-cell>
          <table:table-cell office:value-type="float" office:value="-13.477661132812" calcext:value-type="float">
            <text:p>-13.477661132812</text:p>
          </table:table-cell>
          <table:table-cell/>
          <table:table-cell table:formula="of:=[.A12]" office:value-type="float" office:value="0.94334169942886" calcext:value-type="float">
            <text:p>0.94334169942886</text:p>
          </table:table-cell>
          <table:table-cell table:formula="of:=-[.B12]" office:value-type="float" office:value="14.752410888672" calcext:value-type="float">
            <text:p>14.752410888672</text:p>
          </table:table-cell>
          <table:table-cell table:number-columns-repeated="9"/>
          <table:table-cell office:value-type="float" office:value="1.0639624996111" calcext:value-type="float">
            <text:p>1.0639624996111</text:p>
          </table:table-cell>
          <table:table-cell office:value-type="float" office:value="7.1110382080078" calcext:value-type="float">
            <text:p>7.1110382080078</text:p>
          </table:table-cell>
        </table:table-row>
        <table:table-row table:style-name="ro1">
          <table:table-cell office:value-type="float" office:value="0.94334169942886" calcext:value-type="float">
            <text:p>0.94334169942886</text:p>
          </table:table-cell>
          <table:table-cell office:value-type="float" office:value="-14.752410888672" calcext:value-type="float">
            <text:p>-14.752410888672</text:p>
          </table:table-cell>
          <table:table-cell/>
          <table:table-cell table:formula="of:=[.A13]" office:value-type="float" office:value="0.98690679902211" calcext:value-type="float">
            <text:p>0.98690679902211</text:p>
          </table:table-cell>
          <table:table-cell table:formula="of:=-[.B13]" office:value-type="float" office:value="16.014419555664" calcext:value-type="float">
            <text:p>16.014419555664</text:p>
          </table:table-cell>
          <table:table-cell table:number-columns-repeated="9"/>
          <table:table-cell office:value-type="float" office:value="1.1060702996328" calcext:value-type="float">
            <text:p>1.1060702996328</text:p>
          </table:table-cell>
          <table:table-cell office:value-type="float" office:value="7.2881698608398" calcext:value-type="float">
            <text:p>7.2881698608398</text:p>
          </table:table-cell>
        </table:table-row>
        <table:table-row table:style-name="ro1">
          <table:table-cell office:value-type="float" office:value="0.98690679902211" calcext:value-type="float">
            <text:p>0.98690679902211</text:p>
          </table:table-cell>
          <table:table-cell office:value-type="float" office:value="-16.014419555664" calcext:value-type="float">
            <text:p>-16.014419555664</text:p>
          </table:table-cell>
          <table:table-cell/>
          <table:table-cell table:formula="of:=[.A14]" office:value-type="float" office:value="1.0339514990337" calcext:value-type="float">
            <text:p>1.0339514990337</text:p>
          </table:table-cell>
          <table:table-cell table:formula="of:=-[.B14]" office:value-type="float" office:value="17.263809204102" calcext:value-type="float">
            <text:p>17.263809204102</text:p>
          </table:table-cell>
          <table:table-cell table:number-columns-repeated="9"/>
          <table:table-cell office:value-type="float" office:value="1.1599164986983" calcext:value-type="float">
            <text:p>1.1599164986983</text:p>
          </table:table-cell>
          <table:table-cell office:value-type="float" office:value="7.4335327148438" calcext:value-type="float">
            <text:p>7.4335327148438</text:p>
          </table:table-cell>
        </table:table-row>
        <table:table-row table:style-name="ro1">
          <table:table-cell office:value-type="float" office:value="1.0339514990337" calcext:value-type="float">
            <text:p>1.0339514990337</text:p>
          </table:table-cell>
          <table:table-cell office:value-type="float" office:value="-17.263809204102" calcext:value-type="float">
            <text:p>-17.263809204102</text:p>
          </table:table-cell>
          <table:table-cell/>
          <table:table-cell table:formula="of:=[.A15]" office:value-type="float" office:value="1.0888020978309" calcext:value-type="float">
            <text:p>1.0888020978309</text:p>
          </table:table-cell>
          <table:table-cell table:formula="of:=-[.B15]" office:value-type="float" office:value="18.500701904297" calcext:value-type="float">
            <text:p>18.500701904297</text:p>
          </table:table-cell>
          <table:table-cell table:number-columns-repeated="9"/>
          <table:table-cell office:value-type="float" office:value="1.1994337989017" calcext:value-type="float">
            <text:p>1.1994337989017</text:p>
          </table:table-cell>
          <table:table-cell office:value-type="float" office:value="7.5474395751953" calcext:value-type="float">
            <text:p>7.5474395751953</text:p>
          </table:table-cell>
        </table:table-row>
        <table:table-row table:style-name="ro1">
          <table:table-cell office:value-type="float" office:value="1.0888020978309" calcext:value-type="float">
            <text:p>1.0888020978309</text:p>
          </table:table-cell>
          <table:table-cell office:value-type="float" office:value="-18.500701904297" calcext:value-type="float">
            <text:p>-18.500701904297</text:p>
          </table:table-cell>
          <table:table-cell/>
          <table:table-cell table:formula="of:=[.A16]" office:value-type="float" office:value="1.1409164988436" calcext:value-type="float">
            <text:p>1.1409164988436</text:p>
          </table:table-cell>
          <table:table-cell table:formula="of:=-[.B16]" office:value-type="float" office:value="19.725234985352" calcext:value-type="float">
            <text:p>19.725234985352</text:p>
          </table:table-cell>
          <table:table-cell table:number-columns-repeated="9"/>
          <table:table-cell office:value-type="float" office:value="1.265722299926" calcext:value-type="float">
            <text:p>1.265722299926</text:p>
          </table:table-cell>
          <table:table-cell office:value-type="float" office:value="7.6302108764648" calcext:value-type="float">
            <text:p>7.6302108764648</text:p>
          </table:table-cell>
        </table:table-row>
        <table:table-row table:style-name="ro1">
          <table:table-cell office:value-type="float" office:value="1.1409164988436" calcext:value-type="float">
            <text:p>1.1409164988436</text:p>
          </table:table-cell>
          <table:table-cell office:value-type="float" office:value="-19.725234985352" calcext:value-type="float">
            <text:p>-19.725234985352</text:p>
          </table:table-cell>
          <table:table-cell/>
          <table:table-cell table:formula="of:=[.A17]" office:value-type="float" office:value="1.1886793994345" calcext:value-type="float">
            <text:p>1.1886793994345</text:p>
          </table:table-cell>
          <table:table-cell table:formula="of:=-[.B17]" office:value-type="float" office:value="20.937515258789" calcext:value-type="float">
            <text:p>20.937515258789</text:p>
          </table:table-cell>
          <table:table-cell table:number-columns-repeated="9"/>
          <table:table-cell office:value-type="float" office:value="1.3088011005893" calcext:value-type="float">
            <text:p>1.3088011005893</text:p>
          </table:table-cell>
          <table:table-cell office:value-type="float" office:value="7.6821517944336" calcext:value-type="float">
            <text:p>7.6821517944336</text:p>
          </table:table-cell>
        </table:table-row>
        <table:table-row table:style-name="ro1">
          <table:table-cell office:value-type="float" office:value="1.1886793994345" calcext:value-type="float">
            <text:p>1.1886793994345</text:p>
          </table:table-cell>
          <table:table-cell office:value-type="float" office:value="-20.937515258789" calcext:value-type="float">
            <text:p>-20.937515258789</text:p>
          </table:table-cell>
          <table:table-cell/>
          <table:table-cell table:formula="of:=[.A18]" office:value-type="float" office:value="1.2310689995065" calcext:value-type="float">
            <text:p>1.2310689995065</text:p>
          </table:table-cell>
          <table:table-cell table:formula="of:=-[.B18]" office:value-type="float" office:value="22.137680053711" calcext:value-type="float">
            <text:p>22.137680053711</text:p>
          </table:table-cell>
          <table:table-cell table:number-columns-repeated="9"/>
          <table:table-cell office:value-type="float" office:value="1.3614153009839" calcext:value-type="float">
            <text:p>1.3614153009839</text:p>
          </table:table-cell>
          <table:table-cell office:value-type="float" office:value="7.7035751342773" calcext:value-type="float">
            <text:p>7.7035751342773</text:p>
          </table:table-cell>
        </table:table-row>
        <table:table-row table:style-name="ro1">
          <table:table-cell office:value-type="float" office:value="1.2310689995065" calcext:value-type="float">
            <text:p>1.2310689995065</text:p>
          </table:table-cell>
          <table:table-cell office:value-type="float" office:value="-22.137680053711" calcext:value-type="float">
            <text:p>-22.137680053711</text:p>
          </table:table-cell>
          <table:table-cell/>
          <table:table-cell table:formula="of:=[.A19]" office:value-type="float" office:value="1.2785391989164" calcext:value-type="float">
            <text:p>1.2785391989164</text:p>
          </table:table-cell>
          <table:table-cell table:formula="of:=-[.B19]" office:value-type="float" office:value="23.325836181641" calcext:value-type="float">
            <text:p>23.325836181641</text:p>
          </table:table-cell>
          <table:table-cell table:number-columns-repeated="9"/>
          <table:table-cell office:value-type="float" office:value="1.4062311002053" calcext:value-type="float">
            <text:p>1.4062311002053</text:p>
          </table:table-cell>
          <table:table-cell office:value-type="float" office:value="7.6947860717773" calcext:value-type="float">
            <text:p>7.6947860717773</text:p>
          </table:table-cell>
        </table:table-row>
        <table:table-row table:style-name="ro1">
          <table:table-cell office:value-type="float" office:value="1.2785391989164" calcext:value-type="float">
            <text:p>1.2785391989164</text:p>
          </table:table-cell>
          <table:table-cell office:value-type="float" office:value="-23.325836181641" calcext:value-type="float">
            <text:p>-23.325836181641</text:p>
          </table:table-cell>
          <table:table-cell/>
          <table:table-cell table:formula="of:=[.A20]" office:value-type="float" office:value="1.339313597884" calcext:value-type="float">
            <text:p>1.339313597884</text:p>
          </table:table-cell>
          <table:table-cell table:formula="of:=-[.B20]" office:value-type="float" office:value="24.502105712891" calcext:value-type="float">
            <text:p>24.502105712891</text:p>
          </table:table-cell>
          <table:table-cell table:number-columns-repeated="9"/>
          <table:table-cell office:value-type="float" office:value="1.4700074992143" calcext:value-type="float">
            <text:p>1.4700074992143</text:p>
          </table:table-cell>
          <table:table-cell office:value-type="float" office:value="7.6560821533203" calcext:value-type="float">
            <text:p>7.6560821533203</text:p>
          </table:table-cell>
        </table:table-row>
        <table:table-row table:style-name="ro1">
          <table:table-cell office:value-type="float" office:value="1.339313597884" calcext:value-type="float">
            <text:p>1.339313597884</text:p>
          </table:table-cell>
          <table:table-cell office:value-type="float" office:value="-24.502105712891" calcext:value-type="float">
            <text:p>-24.502105712891</text:p>
          </table:table-cell>
          <table:table-cell/>
          <table:table-cell table:formula="of:=[.A21]" office:value-type="float" office:value="1.3945498978719" calcext:value-type="float">
            <text:p>1.3945498978719</text:p>
          </table:table-cell>
          <table:table-cell table:formula="of:=-[.B21]" office:value-type="float" office:value="25.666610717773" calcext:value-type="float">
            <text:p>25.666610717773</text:p>
          </table:table-cell>
          <table:table-cell table:number-columns-repeated="9"/>
          <table:table-cell office:value-type="float" office:value="1.5147275994532" calcext:value-type="float">
            <text:p>1.5147275994532</text:p>
          </table:table-cell>
          <table:table-cell office:value-type="float" office:value="7.5877685546875" calcext:value-type="float">
            <text:p>7.5877685546875</text:p>
          </table:table-cell>
        </table:table-row>
        <table:table-row table:style-name="ro1">
          <table:table-cell office:value-type="float" office:value="1.3945498978719" calcext:value-type="float">
            <text:p>1.3945498978719</text:p>
          </table:table-cell>
          <table:table-cell office:value-type="float" office:value="-25.666610717773" calcext:value-type="float">
            <text:p>-25.666610717773</text:p>
          </table:table-cell>
          <table:table-cell/>
          <table:table-cell table:formula="of:=[.A22]" office:value-type="float" office:value="1.4344443972223" calcext:value-type="float">
            <text:p>1.4344443972223</text:p>
          </table:table-cell>
          <table:table-cell table:formula="of:=-[.B22]" office:value-type="float" office:value="26.819473266602" calcext:value-type="float">
            <text:p>26.819473266602</text:p>
          </table:table-cell>
          <table:table-cell table:number-columns-repeated="9"/>
          <table:table-cell office:value-type="float" office:value="1.5639085997827" calcext:value-type="float">
            <text:p>1.5639085997827</text:p>
          </table:table-cell>
          <table:table-cell office:value-type="float" office:value="7.4901351928711" calcext:value-type="float">
            <text:p>7.4901351928711</text:p>
          </table:table-cell>
        </table:table-row>
        <table:table-row table:style-name="ro1">
          <table:table-cell office:value-type="float" office:value="1.4344443972223" calcext:value-type="float">
            <text:p>1.4344443972223</text:p>
          </table:table-cell>
          <table:table-cell office:value-type="float" office:value="-26.819473266602" calcext:value-type="float">
            <text:p>-26.819473266602</text:p>
          </table:table-cell>
          <table:table-cell/>
          <table:table-cell table:formula="of:=[.A23]" office:value-type="float" office:value="1.4808656973764" calcext:value-type="float">
            <text:p>1.4808656973764</text:p>
          </table:table-cell>
          <table:table-cell table:formula="of:=-[.B23]" office:value-type="float" office:value="27.960815429688" calcext:value-type="float">
            <text:p>27.960815429688</text:p>
          </table:table-cell>
          <table:table-cell table:number-columns-repeated="9"/>
          <table:table-cell office:value-type="float" office:value="1.6063485997729" calcext:value-type="float">
            <text:p>1.6063485997729</text:p>
          </table:table-cell>
          <table:table-cell office:value-type="float" office:value="7.3634796142578" calcext:value-type="float">
            <text:p>7.3634796142578</text:p>
          </table:table-cell>
        </table:table-row>
        <table:table-row table:style-name="ro1">
          <table:table-cell office:value-type="float" office:value="1.4808656973764" calcext:value-type="float">
            <text:p>1.4808656973764</text:p>
          </table:table-cell>
          <table:table-cell office:value-type="float" office:value="-27.960815429688" calcext:value-type="float">
            <text:p>-27.960815429688</text:p>
          </table:table-cell>
          <table:table-cell/>
          <table:table-cell table:formula="of:=[.A24]" office:value-type="float" office:value="1.5335516966879" calcext:value-type="float">
            <text:p>1.5335516966879</text:p>
          </table:table-cell>
          <table:table-cell table:formula="of:=-[.B24]" office:value-type="float" office:value="29.090744018555" calcext:value-type="float">
            <text:p>29.090744018555</text:p>
          </table:table-cell>
          <table:table-cell table:number-columns-repeated="9"/>
          <table:table-cell office:value-type="float" office:value="1.6550654997118" calcext:value-type="float">
            <text:p>1.6550654997118</text:p>
          </table:table-cell>
          <table:table-cell office:value-type="float" office:value="7.2080917358398" calcext:value-type="float">
            <text:p>7.2080917358398</text:p>
          </table:table-cell>
        </table:table-row>
        <table:table-row table:style-name="ro1">
          <table:table-cell office:value-type="float" office:value="1.5335516966879" calcext:value-type="float">
            <text:p>1.5335516966879</text:p>
          </table:table-cell>
          <table:table-cell office:value-type="float" office:value="-29.090744018555" calcext:value-type="float">
            <text:p>-29.090744018555</text:p>
          </table:table-cell>
          <table:table-cell/>
          <table:table-cell table:formula="of:=[.A25]" office:value-type="float" office:value="1.591918496415" calcext:value-type="float">
            <text:p>1.591918496415</text:p>
          </table:table-cell>
          <table:table-cell table:formula="of:=-[.B25]" office:value-type="float" office:value="30.209365844727" calcext:value-type="float">
            <text:p>30.209365844727</text:p>
          </table:table-cell>
          <table:table-cell table:number-columns-repeated="9"/>
          <table:table-cell office:value-type="float" office:value="1.7163565997034" calcext:value-type="float">
            <text:p>1.7163565997034</text:p>
          </table:table-cell>
          <table:table-cell office:value-type="float" office:value="7.0242538452148" calcext:value-type="float">
            <text:p>7.0242538452148</text:p>
          </table:table-cell>
        </table:table-row>
        <table:table-row table:style-name="ro1">
          <table:table-cell office:value-type="float" office:value="1.591918496415" calcext:value-type="float">
            <text:p>1.591918496415</text:p>
          </table:table-cell>
          <table:table-cell office:value-type="float" office:value="-30.209365844727" calcext:value-type="float">
            <text:p>-30.209365844727</text:p>
          </table:table-cell>
          <table:table-cell/>
          <table:table-cell table:formula="of:=[.A26]" office:value-type="float" office:value="1.6437498955056" calcext:value-type="float">
            <text:p>1.6437498955056</text:p>
          </table:table-cell>
          <table:table-cell table:formula="of:=-[.B26]" office:value-type="float" office:value="31.316802978516" calcext:value-type="float">
            <text:p>31.316802978516</text:p>
          </table:table-cell>
          <table:table-cell table:number-columns-repeated="9"/>
          <table:table-cell office:value-type="float" office:value="1.7662957985885" calcext:value-type="float">
            <text:p>1.7662957985885</text:p>
          </table:table-cell>
          <table:table-cell office:value-type="float" office:value="6.812255859375" calcext:value-type="float">
            <text:p>6.812255859375</text:p>
          </table:table-cell>
        </table:table-row>
        <table:table-row table:style-name="ro1">
          <table:table-cell office:value-type="float" office:value="1.6437498955056" calcext:value-type="float">
            <text:p>1.6437498955056</text:p>
          </table:table-cell>
          <table:table-cell office:value-type="float" office:value="-31.316802978516" calcext:value-type="float">
            <text:p>-31.316802978516</text:p>
          </table:table-cell>
          <table:table-cell/>
          <table:table-cell table:formula="of:=[.A27]" office:value-type="float" office:value="1.6909128949046" calcext:value-type="float">
            <text:p>1.6909128949046</text:p>
          </table:table-cell>
          <table:table-cell table:formula="of:=-[.B27]" office:value-type="float" office:value="32.413162231445" calcext:value-type="float">
            <text:p>32.413162231445</text:p>
          </table:table-cell>
          <table:table-cell table:number-columns-repeated="9"/>
          <table:table-cell office:value-type="float" office:value="1.8057798990048" calcext:value-type="float">
            <text:p>1.8057798990048</text:p>
          </table:table-cell>
          <table:table-cell office:value-type="float" office:value="6.572380065918" calcext:value-type="float">
            <text:p>6.572380065918</text:p>
          </table:table-cell>
        </table:table-row>
        <table:table-row table:style-name="ro1">
          <table:table-cell office:value-type="float" office:value="1.6909128949046" calcext:value-type="float">
            <text:p>1.6909128949046</text:p>
          </table:table-cell>
          <table:table-cell office:value-type="float" office:value="-32.413162231445" calcext:value-type="float">
            <text:p>-32.413162231445</text:p>
          </table:table-cell>
          <table:table-cell/>
          <table:table-cell table:formula="of:=[.A28]" office:value-type="float" office:value="1.7329290946946" calcext:value-type="float">
            <text:p>1.7329290946946</text:p>
          </table:table-cell>
          <table:table-cell table:formula="of:=-[.B28]" office:value-type="float" office:value="33.498550415039" calcext:value-type="float">
            <text:p>33.498550415039</text:p>
          </table:table-cell>
          <table:table-cell table:number-columns-repeated="9"/>
          <table:table-cell office:value-type="float" office:value="1.8514458988793" calcext:value-type="float">
            <text:p>1.8514458988793</text:p>
          </table:table-cell>
          <table:table-cell office:value-type="float" office:value="6.3049011230469" calcext:value-type="float">
            <text:p>6.3049011230469</text:p>
          </table:table-cell>
        </table:table-row>
        <table:table-row table:style-name="ro1">
          <table:table-cell office:value-type="float" office:value="1.7329290946946" calcext:value-type="float">
            <text:p>1.7329290946946</text:p>
          </table:table-cell>
          <table:table-cell office:value-type="float" office:value="-33.498550415039" calcext:value-type="float">
            <text:p>-33.498550415039</text:p>
          </table:table-cell>
          <table:table-cell/>
          <table:table-cell table:formula="of:=[.A29]" office:value-type="float" office:value="1.7840040940791" calcext:value-type="float">
            <text:p>1.7840040940791</text:p>
          </table:table-cell>
          <table:table-cell table:formula="of:=-[.B29]" office:value-type="float" office:value="34.573104858398" calcext:value-type="float">
            <text:p>34.573104858398</text:p>
          </table:table-cell>
          <table:table-cell table:number-columns-repeated="9"/>
          <table:table-cell office:value-type="float" office:value="1.9170535998419" calcext:value-type="float">
            <text:p>1.9170535998419</text:p>
          </table:table-cell>
          <table:table-cell office:value-type="float" office:value="6.0101013183594" calcext:value-type="float">
            <text:p>6.0101013183594</text:p>
          </table:table-cell>
        </table:table-row>
        <table:table-row table:style-name="ro1">
          <table:table-cell office:value-type="float" office:value="1.7840040940791" calcext:value-type="float">
            <text:p>1.7840040940791</text:p>
          </table:table-cell>
          <table:table-cell office:value-type="float" office:value="-34.573104858398" calcext:value-type="float">
            <text:p>-34.573104858398</text:p>
          </table:table-cell>
          <table:table-cell/>
          <table:table-cell table:formula="of:=[.A30]" office:value-type="float" office:value="1.8458810951561" calcext:value-type="float">
            <text:p>1.8458810951561</text:p>
          </table:table-cell>
          <table:table-cell table:formula="of:=-[.B30]" office:value-type="float" office:value="35.636917114258" calcext:value-type="float">
            <text:p>35.636917114258</text:p>
          </table:table-cell>
          <table:table-cell table:number-columns-repeated="9"/>
          <table:table-cell office:value-type="float" office:value="1.9583302000538" calcext:value-type="float">
            <text:p>1.9583302000538</text:p>
          </table:table-cell>
          <table:table-cell office:value-type="float" office:value="5.6882476806641" calcext:value-type="float">
            <text:p>5.6882476806641</text:p>
          </table:table-cell>
        </table:table-row>
        <table:table-row table:style-name="ro1">
          <table:table-cell office:value-type="float" office:value="1.8458810951561" calcext:value-type="float">
            <text:p>1.8458810951561</text:p>
          </table:table-cell>
          <table:table-cell office:value-type="float" office:value="-35.636917114258" calcext:value-type="float">
            <text:p>-35.636917114258</text:p>
          </table:table-cell>
          <table:table-cell/>
          <table:table-cell table:formula="of:=[.A31]" office:value-type="float" office:value="1.886537595652" calcext:value-type="float">
            <text:p>1.886537595652</text:p>
          </table:table-cell>
          <table:table-cell table:formula="of:=-[.B31]" office:value-type="float" office:value="36.690078735352" calcext:value-type="float">
            <text:p>36.690078735352</text:p>
          </table:table-cell>
          <table:table-cell table:number-columns-repeated="9"/>
          <table:table-cell office:value-type="float" office:value="2.013645298779" calcext:value-type="float">
            <text:p>2.013645298779</text:p>
          </table:table-cell>
          <table:table-cell office:value-type="float" office:value="5.3396072387695" calcext:value-type="float">
            <text:p>5.3396072387695</text:p>
          </table:table-cell>
        </table:table-row>
        <table:table-row table:style-name="ro1">
          <table:table-cell office:value-type="float" office:value="1.886537595652" calcext:value-type="float">
            <text:p>1.886537595652</text:p>
          </table:table-cell>
          <table:table-cell office:value-type="float" office:value="-36.690078735352" calcext:value-type="float">
            <text:p>-36.690078735352</text:p>
          </table:table-cell>
          <table:table-cell/>
          <table:table-cell table:formula="of:=[.A32]" office:value-type="float" office:value="1.9378903955221" calcext:value-type="float">
            <text:p>1.9378903955221</text:p>
          </table:table-cell>
          <table:table-cell table:formula="of:=-[.B32]" office:value-type="float" office:value="37.732711791992" calcext:value-type="float">
            <text:p>37.732711791992</text:p>
          </table:table-cell>
          <table:table-cell table:number-columns-repeated="9"/>
          <table:table-cell office:value-type="float" office:value="2.0586783997715" calcext:value-type="float">
            <text:p>2.0586783997715</text:p>
          </table:table-cell>
          <table:table-cell office:value-type="float" office:value="4.9644546508789" calcext:value-type="float">
            <text:p>4.9644546508789</text:p>
          </table:table-cell>
        </table:table-row>
        <table:table-row table:style-name="ro1">
          <table:table-cell office:value-type="float" office:value="1.9378903955221" calcext:value-type="float">
            <text:p>1.9378903955221</text:p>
          </table:table-cell>
          <table:table-cell office:value-type="float" office:value="-37.732711791992" calcext:value-type="float">
            <text:p>-37.732711791992</text:p>
          </table:table-cell>
          <table:table-cell/>
          <table:table-cell table:formula="of:=[.A33]" office:value-type="float" office:value="1.9842198956758" calcext:value-type="float">
            <text:p>1.9842198956758</text:p>
          </table:table-cell>
          <table:table-cell table:formula="of:=-[.B33]" office:value-type="float" office:value="38.764907836914" calcext:value-type="float">
            <text:p>38.764907836914</text:p>
          </table:table-cell>
          <table:table-cell table:number-columns-repeated="9"/>
          <table:table-cell office:value-type="float" office:value="2.106894900091" calcext:value-type="float">
            <text:p>2.106894900091</text:p>
          </table:table-cell>
          <table:table-cell office:value-type="float" office:value="4.5630569458008" calcext:value-type="float">
            <text:p>4.5630569458008</text:p>
          </table:table-cell>
        </table:table-row>
        <table:table-row table:style-name="ro1">
          <table:table-cell office:value-type="float" office:value="1.9842198956758" calcext:value-type="float">
            <text:p>1.9842198956758</text:p>
          </table:table-cell>
          <table:table-cell office:value-type="float" office:value="-38.764907836914" calcext:value-type="float">
            <text:p>-38.764907836914</text:p>
          </table:table-cell>
          <table:table-cell/>
          <table:table-cell table:formula="of:=[.A34]" office:value-type="float" office:value="2.041371894069" calcext:value-type="float">
            <text:p>2.041371894069</text:p>
          </table:table-cell>
          <table:table-cell table:formula="of:=-[.B34]" office:value-type="float" office:value="39.78678894043" calcext:value-type="float">
            <text:p>39.78678894043</text:p>
          </table:table-cell>
          <table:table-cell table:number-columns-repeated="9"/>
          <table:table-cell office:value-type="float" office:value="2.1696990989149" calcext:value-type="float">
            <text:p>2.1696990989149</text:p>
          </table:table-cell>
          <table:table-cell office:value-type="float" office:value="4.1356735229492" calcext:value-type="float">
            <text:p>4.1356735229492</text:p>
          </table:table-cell>
        </table:table-row>
        <table:table-row table:style-name="ro1">
          <table:table-cell office:value-type="float" office:value="2.041371894069" calcext:value-type="float">
            <text:p>2.041371894069</text:p>
          </table:table-cell>
          <table:table-cell office:value-type="float" office:value="-39.78678894043" calcext:value-type="float">
            <text:p>-39.78678894043</text:p>
          </table:table-cell>
          <table:table-cell/>
          <table:table-cell table:formula="of:=[.A35]" office:value-type="float" office:value="2.0893735941499" calcext:value-type="float">
            <text:p>2.0893735941499</text:p>
          </table:table-cell>
          <table:table-cell table:formula="of:=-[.B35]" office:value-type="float" office:value="40.798446655273" calcext:value-type="float">
            <text:p>40.798446655273</text:p>
          </table:table-cell>
          <table:table-cell table:number-columns-repeated="9"/>
          <table:table-cell office:value-type="float" office:value="2.2125072991475" calcext:value-type="float">
            <text:p>2.2125072991475</text:p>
          </table:table-cell>
          <table:table-cell office:value-type="float" office:value="3.6825637817383" calcext:value-type="float">
            <text:p>3.6825637817383</text:p>
          </table:table-cell>
        </table:table-row>
        <table:table-row table:style-name="ro1">
          <table:table-cell office:value-type="float" office:value="2.0893735941499" calcext:value-type="float">
            <text:p>2.0893735941499</text:p>
          </table:table-cell>
          <table:table-cell office:value-type="float" office:value="-40.798446655273" calcext:value-type="float">
            <text:p>-40.798446655273</text:p>
          </table:table-cell>
          <table:table-cell/>
          <table:table-cell table:formula="of:=[.A36]" office:value-type="float" office:value="2.1312589943409" calcext:value-type="float">
            <text:p>2.1312589943409</text:p>
          </table:table-cell>
          <table:table-cell table:formula="of:=-[.B36]" office:value-type="float" office:value="41.800003051758" calcext:value-type="float">
            <text:p>41.800003051758</text:p>
          </table:table-cell>
          <table:table-cell table:number-columns-repeated="9"/>
          <table:table-cell office:value-type="float" office:value="2.2549149999395" calcext:value-type="float">
            <text:p>2.2549149999395</text:p>
          </table:table-cell>
          <table:table-cell office:value-type="float" office:value="3.203987121582" calcext:value-type="float">
            <text:p>3.203987121582</text:p>
          </table:table-cell>
        </table:table-row>
        <table:table-row table:style-name="ro1">
          <table:table-cell office:value-type="float" office:value="2.1312589943409" calcext:value-type="float">
            <text:p>2.1312589943409</text:p>
          </table:table-cell>
          <table:table-cell office:value-type="float" office:value="-41.800003051758" calcext:value-type="float">
            <text:p>-41.800003051758</text:p>
          </table:table-cell>
          <table:table-cell/>
          <table:table-cell table:formula="of:=[.A37]" office:value-type="float" office:value="2.1807848946191" calcext:value-type="float">
            <text:p>2.1807848946191</text:p>
          </table:table-cell>
          <table:table-cell table:formula="of:=-[.B37]" office:value-type="float" office:value="42.791549682617" calcext:value-type="float">
            <text:p>42.791549682617</text:p>
          </table:table-cell>
          <table:table-cell table:number-columns-repeated="9"/>
          <table:table-cell office:value-type="float" office:value="2.3109569996595" calcext:value-type="float">
            <text:p>2.3109569996595</text:p>
          </table:table-cell>
          <table:table-cell office:value-type="float" office:value="2.7001953125" calcext:value-type="float">
            <text:p>2.7001953125</text:p>
          </table:table-cell>
        </table:table-row>
        <table:table-row table:style-name="ro1">
          <table:table-cell office:value-type="float" office:value="2.1807848946191" calcext:value-type="float">
            <text:p>2.1807848946191</text:p>
          </table:table-cell>
          <table:table-cell office:value-type="float" office:value="-42.791549682617" calcext:value-type="float">
            <text:p>-42.791549682617</text:p>
          </table:table-cell>
          <table:table-cell/>
          <table:table-cell table:formula="of:=[.A38]" office:value-type="float" office:value="2.2289462955669" calcext:value-type="float">
            <text:p>2.2289462955669</text:p>
          </table:table-cell>
          <table:table-cell table:formula="of:=-[.B38]" office:value-type="float" office:value="43.773178100586" calcext:value-type="float">
            <text:p>43.773178100586</text:p>
          </table:table-cell>
          <table:table-cell table:number-columns-repeated="9"/>
          <table:table-cell office:value-type="float" office:value="2.3502582991496" calcext:value-type="float">
            <text:p>2.3502582991496</text:p>
          </table:table-cell>
          <table:table-cell office:value-type="float" office:value="2.1714401245117" calcext:value-type="float">
            <text:p>2.1714401245117</text:p>
          </table:table-cell>
        </table:table-row>
        <table:table-row table:style-name="ro1">
          <table:table-cell office:value-type="float" office:value="2.2289462955669" calcext:value-type="float">
            <text:p>2.2289462955669</text:p>
          </table:table-cell>
          <table:table-cell office:value-type="float" office:value="-43.773178100586" calcext:value-type="float">
            <text:p>-43.773178100586</text:p>
          </table:table-cell>
          <table:table-cell/>
          <table:table-cell table:formula="of:=[.A39]" office:value-type="float" office:value="2.2905328948982" calcext:value-type="float">
            <text:p>2.2905328948982</text:p>
          </table:table-cell>
          <table:table-cell table:formula="of:=-[.B39]" office:value-type="float" office:value="44.744979858398" calcext:value-type="float">
            <text:p>44.744979858398</text:p>
          </table:table-cell>
          <table:table-cell table:number-columns-repeated="9"/>
          <table:table-cell office:value-type="float" office:value="2.4147338988259" calcext:value-type="float">
            <text:p>2.4147338988259</text:p>
          </table:table-cell>
          <table:table-cell office:value-type="float" office:value="1.6179733276367" calcext:value-type="float">
            <text:p>1.6179733276367</text:p>
          </table:table-cell>
        </table:table-row>
        <table:table-row table:style-name="ro1">
          <table:table-cell office:value-type="float" office:value="2.2905328948982" calcext:value-type="float">
            <text:p>2.2905328948982</text:p>
          </table:table-cell>
          <table:table-cell office:value-type="float" office:value="-44.744979858398" calcext:value-type="float">
            <text:p>-44.744979858398</text:p>
          </table:table-cell>
          <table:table-cell table:number-columns-repeated="12"/>
          <table:table-cell office:value-type="float" office:value="2.4667969988659" calcext:value-type="float">
            <text:p>2.4667969988659</text:p>
          </table:table-cell>
          <table:table-cell office:value-type="float" office:value="1.0400390625" calcext:value-type="float">
            <text:p>1.0400390625</text:p>
          </table:table-cell>
        </table:table-row>
        <table:table-row table:style-name="ro1">
          <table:table-cell table:number-columns-repeated="14"/>
          <table:table-cell office:value-type="float" office:value="2.5127629982308" calcext:value-type="float">
            <text:p>2.5127629982308</text:p>
          </table:table-cell>
          <table:table-cell office:value-type="float" office:value="0.43788146972656" calcext:value-type="float">
            <text:p>0.437881469726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3T16:43:18.649000000</dc:date>
    <meta:editing-duration>PT1H31M59S</meta:editing-duration>
    <meta:editing-cycles>2</meta:editing-cycles>
    <meta:generator>LibreOffice/7.5.4.2$Windows_X86_64 LibreOffice_project/36ccfdc35048b057fd9854c757a8b67ec53977b6</meta:generator>
    <meta:document-statistic meta:table-count="1" meta:cell-count="232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6cm" svg:height="10.254cm" xlink:href=".." xlink:type="simple" chart:class="chart:scatter" chart:style-name="ch1">
        <chart:title svg:x="6.701cm" svg:y="0.341cm" chart:style-name="ch2">
          <text:p>Thrown 20 degrees up</text:p>
        </chart:title>
        <chart:legend chart:legend-position="end" svg:x="13.864cm" svg:y="4.579cm" style:legend-expansion="high" chart:style-name="ch3"/>
        <chart:plot-area chart:style-name="ch4" table:cell-range-address="projectileMotion.D1:projectileMotion.E38" svg:x="1.37cm" svg:y="1.325cm" svg:width="12.135cm" svg:height="7.743cm">
          <chart:coordinate-region svg:x="1.991cm" svg:y="1.524cm" svg:width="11.275cm" svg:height="6.897cm"/>
          <chart:axis chart:dimension="x" chart:name="primary-x" chart:style-name="ch5">
            <chart:title svg:x="6.851cm" svg:y="9.273cm" chart:style-name="ch6">
              <text:p>time (s)</text:p>
            </chart:title>
          </chart:axis>
          <chart:axis chart:dimension="y" chart:name="primary-y" chart:style-name="ch7">
            <chart:title svg:x="0.451cm" svg:y="6.007cm" chart:style-name="ch8">
              <text:p>delta x (m)</text:p>
            </chart:title>
            <chart:grid chart:style-name="ch9" chart:class="major"/>
          </chart:axis>
          <chart:series chart:style-name="ch10" chart:values-cell-range-address="projectileMotion.E1:projectileMotion.E38" chart:class="chart:scatter">
            <chart:domain table:cell-range-address="projectileMotion.D1:projectileMotion.D38"/>
            <chart:regression-curve chart:style-name="ch11">
              <chart:equation chart:display-equation="true" chart:display-r-square="true" svg:x="3.248cm" svg:y="1.192cm"/>
            </chart:regression-curve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027529796585">
                <text:p>0.44027529796585</text:p>
                <draw:g>
                  <svg:desc>projectileMotion.D1:projectileMotion.D38</svg:desc>
                </draw:g>
              </table:table-cell>
              <table:table-cell office:value-type="float" office:value="1.4095306396484">
                <text:p>1.4095306396484</text:p>
                <draw:g>
                  <svg:desc>projectileMotion.E1:projectileMotion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301279895008">
                <text:p>0.49301279895008</text:p>
              </table:table-cell>
              <table:table-cell office:value-type="float" office:value="2.8049621582031">
                <text:p>2.8049621582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474149946123">
                <text:p>0.53474149946123</text:p>
              </table:table-cell>
              <table:table-cell office:value-type="float" office:value="4.1864471435547">
                <text:p>4.1864471435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335149940103">
                <text:p>0.58335149940103</text:p>
              </table:table-cell>
              <table:table-cell office:value-type="float" office:value="5.5541229248047">
                <text:p>5.5541229248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87052994594">
                <text:p>0.6287052994594</text:p>
              </table:table-cell>
              <table:table-cell office:value-type="float" office:value="6.9081115722656">
                <text:p>6.9081115722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9140410004184">
                <text:p>0.69140410004184</text:p>
              </table:table-cell>
              <table:table-cell office:value-type="float" office:value="8.2485656738281">
                <text:p>8.2485656738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5220100265">
                <text:p>0.735220100265</text:p>
              </table:table-cell>
              <table:table-cell office:value-type="float" office:value="9.5756072998047">
                <text:p>9.5756072998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129270067438">
                <text:p>0.78129270067438</text:p>
              </table:table-cell>
              <table:table-cell office:value-type="float" office:value="10.889389038086">
                <text:p>10.889389038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885719975457">
                <text:p>0.82885719975457</text:p>
              </table:table-cell>
              <table:table-cell office:value-type="float" office:value="12.190032958984">
                <text:p>12.190032958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450839998201">
                <text:p>0.87450839998201</text:p>
              </table:table-cell>
              <table:table-cell office:value-type="float" office:value="13.477661132812">
                <text:p>13.477661132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4334169942886">
                <text:p>0.94334169942886</text:p>
              </table:table-cell>
              <table:table-cell office:value-type="float" office:value="14.752410888672">
                <text:p>14.752410888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690679902211">
                <text:p>0.98690679902211</text:p>
              </table:table-cell>
              <table:table-cell office:value-type="float" office:value="16.014419555664">
                <text:p>16.01441955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339514990337">
                <text:p>1.0339514990337</text:p>
              </table:table-cell>
              <table:table-cell office:value-type="float" office:value="17.263809204102">
                <text:p>17.263809204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888020978309">
                <text:p>1.0888020978309</text:p>
              </table:table-cell>
              <table:table-cell office:value-type="float" office:value="18.500701904297">
                <text:p>18.500701904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409164988436">
                <text:p>1.1409164988436</text:p>
              </table:table-cell>
              <table:table-cell office:value-type="float" office:value="19.725234985352">
                <text:p>19.725234985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886793994345">
                <text:p>1.1886793994345</text:p>
              </table:table-cell>
              <table:table-cell office:value-type="float" office:value="20.937515258789">
                <text:p>20.937515258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310689995065">
                <text:p>1.2310689995065</text:p>
              </table:table-cell>
              <table:table-cell office:value-type="float" office:value="22.137680053711">
                <text:p>22.137680053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785391989164">
                <text:p>1.2785391989164</text:p>
              </table:table-cell>
              <table:table-cell office:value-type="float" office:value="23.325836181641">
                <text:p>23.325836181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39313597884">
                <text:p>1.339313597884</text:p>
              </table:table-cell>
              <table:table-cell office:value-type="float" office:value="24.502105712891">
                <text:p>24.5021057128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945498978719">
                <text:p>1.3945498978719</text:p>
              </table:table-cell>
              <table:table-cell office:value-type="float" office:value="25.666610717773">
                <text:p>25.6666107177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344443972223">
                <text:p>1.4344443972223</text:p>
              </table:table-cell>
              <table:table-cell office:value-type="float" office:value="26.819473266602">
                <text:p>26.819473266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808656973764">
                <text:p>1.4808656973764</text:p>
              </table:table-cell>
              <table:table-cell office:value-type="float" office:value="27.960815429688">
                <text:p>27.9608154296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335516966879">
                <text:p>1.5335516966879</text:p>
              </table:table-cell>
              <table:table-cell office:value-type="float" office:value="29.090744018555">
                <text:p>29.090744018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91918496415">
                <text:p>1.591918496415</text:p>
              </table:table-cell>
              <table:table-cell office:value-type="float" office:value="30.209365844727">
                <text:p>30.2093658447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437498955056">
                <text:p>1.6437498955056</text:p>
              </table:table-cell>
              <table:table-cell office:value-type="float" office:value="31.316802978516">
                <text:p>31.316802978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909128949046">
                <text:p>1.6909128949046</text:p>
              </table:table-cell>
              <table:table-cell office:value-type="float" office:value="32.413162231445">
                <text:p>32.4131622314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329290946946">
                <text:p>1.7329290946946</text:p>
              </table:table-cell>
              <table:table-cell office:value-type="float" office:value="33.498550415039">
                <text:p>33.498550415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840040940791">
                <text:p>1.7840040940791</text:p>
              </table:table-cell>
              <table:table-cell office:value-type="float" office:value="34.573104858398">
                <text:p>34.573104858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458810951561">
                <text:p>1.8458810951561</text:p>
              </table:table-cell>
              <table:table-cell office:value-type="float" office:value="35.636917114258">
                <text:p>35.636917114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86537595652">
                <text:p>1.886537595652</text:p>
              </table:table-cell>
              <table:table-cell office:value-type="float" office:value="36.690078735352">
                <text:p>36.6900787353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378903955221">
                <text:p>1.9378903955221</text:p>
              </table:table-cell>
              <table:table-cell office:value-type="float" office:value="37.732711791992">
                <text:p>37.7327117919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842198956758">
                <text:p>1.9842198956758</text:p>
              </table:table-cell>
              <table:table-cell office:value-type="float" office:value="38.764907836914">
                <text:p>38.764907836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41371894069">
                <text:p>2.041371894069</text:p>
              </table:table-cell>
              <table:table-cell office:value-type="float" office:value="39.78678894043">
                <text:p>39.78678894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893735941499">
                <text:p>2.0893735941499</text:p>
              </table:table-cell>
              <table:table-cell office:value-type="float" office:value="40.798446655273">
                <text:p>40.7984466552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312589943409">
                <text:p>2.1312589943409</text:p>
              </table:table-cell>
              <table:table-cell office:value-type="float" office:value="41.800003051758">
                <text:p>41.8000030517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807848946191">
                <text:p>2.1807848946191</text:p>
              </table:table-cell>
              <table:table-cell office:value-type="float" office:value="42.791549682617">
                <text:p>42.791549682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289462955669">
                <text:p>2.2289462955669</text:p>
              </table:table-cell>
              <table:table-cell office:value-type="float" office:value="43.773178100586">
                <text:p>43.773178100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905328948982">
                <text:p>2.2905328948982</text:p>
              </table:table-cell>
              <table:table-cell office:value-type="float" office:value="44.744979858398">
                <text:p>44.744979858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title svg:x="5.724cm" svg:y="0.316cm" chart:style-name="ch2">
          <text:p>Thrown 20 degrees up</text:p>
        </chart:title>
        <chart:legend chart:legend-position="end" svg:x="11.144cm" svg:y="3.954cm" style:legend-expansion="high" chart:style-name="ch3"/>
        <chart:plot-area chart:style-name="ch4" table:cell-range-address="projectileMotion.O1:projectileMotion.P40" svg:x="1.331cm" svg:y="1.275cm" svg:width="9.493cm" svg:height="6.569cm">
          <chart:coordinate-region svg:x="1.767cm" svg:y="1.474cm" svg:width="8.963cm" svg:height="5.723cm"/>
          <chart:axis chart:dimension="x" chart:name="primary-x" chart:style-name="ch5">
            <chart:title svg:x="5.491cm" svg:y="8.024cm" chart:style-name="ch6">
              <text:p>time (s)</text:p>
            </chart:title>
          </chart:axis>
          <chart:axis chart:dimension="y" chart:name="primary-y" chart:style-name="ch5">
            <chart:title svg:x="0.451cm" svg:y="5.37cm" chart:style-name="ch7">
              <text:p>delta y (m)</text:p>
            </chart:title>
            <chart:grid chart:style-name="ch8" chart:class="major"/>
          </chart:axis>
          <chart:series chart:style-name="ch9" chart:values-cell-range-address="projectileMotion.P1:projectileMotion.P40" chart:class="chart:scatter">
            <chart:domain table:cell-range-address="projectileMotion.O1:projectileMotion.O40"/>
            <chart:regression-curve chart:style-name="ch10">
              <chart:equation chart:display-equation="true" chart:display-r-square="true" svg:x="1.767cm" svg:y="1.106cm"/>
            </chart:regression-curve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257189996541">
                <text:p>0.56257189996541</text:p>
                <draw:g>
                  <svg:desc>projectileMotion.O1:projectileMotion.O40</svg:desc>
                </draw:g>
              </table:table-cell>
              <table:table-cell office:value-type="float" office:value="3.5200119018555">
                <text:p>3.5200119018555</text:p>
                <draw:g>
                  <svg:desc>projectileMotion.P1:projectileMotion.P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962340049446">
                <text:p>0.60962340049446</text:p>
              </table:table-cell>
              <table:table-cell office:value-type="float" office:value="4.0330581665039">
                <text:p>4.0330581665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813940018415">
                <text:p>0.65813940018415</text:p>
              </table:table-cell>
              <table:table-cell office:value-type="float" office:value="4.5109710693359">
                <text:p>4.5109710693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7414499484">
                <text:p>0.707414499484</text:p>
              </table:table-cell>
              <table:table-cell office:value-type="float" office:value="4.9541091918945">
                <text:p>4.954109191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15925988555">
                <text:p>0.7515925988555</text:p>
              </table:table-cell>
              <table:table-cell office:value-type="float" office:value="5.3628158569336">
                <text:p>5.3628158569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852129962295">
                <text:p>0.80852129962295</text:p>
              </table:table-cell>
              <table:table-cell office:value-type="float" office:value="5.737434387207">
                <text:p>5.7374343872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373509932309">
                <text:p>0.86373509932309</text:p>
              </table:table-cell>
              <table:table-cell office:value-type="float" office:value="6.0783081054688">
                <text:p>6.0783081054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4805499129">
                <text:p>0.904805499129</text:p>
              </table:table-cell>
              <table:table-cell office:value-type="float" office:value="6.3857727050781">
                <text:p>6.3857727050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397069957107">
                <text:p>0.95397069957107</text:p>
              </table:table-cell>
              <table:table-cell office:value-type="float" office:value="6.6601638793945">
                <text:p>6.6601638793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52722988278">
                <text:p>1.0152722988278</text:p>
              </table:table-cell>
              <table:table-cell office:value-type="float" office:value="6.9018096923828">
                <text:p>6.9018096923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639624996111">
                <text:p>1.0639624996111</text:p>
              </table:table-cell>
              <table:table-cell office:value-type="float" office:value="7.1110382080078">
                <text:p>7.1110382080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60702996328">
                <text:p>1.1060702996328</text:p>
              </table:table-cell>
              <table:table-cell office:value-type="float" office:value="7.2881698608398">
                <text:p>7.2881698608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599164986983">
                <text:p>1.1599164986983</text:p>
              </table:table-cell>
              <table:table-cell office:value-type="float" office:value="7.4335327148438">
                <text:p>7.4335327148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994337989017">
                <text:p>1.1994337989017</text:p>
              </table:table-cell>
              <table:table-cell office:value-type="float" office:value="7.5474395751953">
                <text:p>7.5474395751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65722299926">
                <text:p>1.265722299926</text:p>
              </table:table-cell>
              <table:table-cell office:value-type="float" office:value="7.6302108764648">
                <text:p>7.6302108764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88011005893">
                <text:p>1.3088011005893</text:p>
              </table:table-cell>
              <table:table-cell office:value-type="float" office:value="7.6821517944336">
                <text:p>7.6821517944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614153009839">
                <text:p>1.3614153009839</text:p>
              </table:table-cell>
              <table:table-cell office:value-type="float" office:value="7.7035751342773">
                <text:p>7.70357513427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062311002053">
                <text:p>1.4062311002053</text:p>
              </table:table-cell>
              <table:table-cell office:value-type="float" office:value="7.6947860717773">
                <text:p>7.6947860717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700074992143">
                <text:p>1.4700074992143</text:p>
              </table:table-cell>
              <table:table-cell office:value-type="float" office:value="7.6560821533203">
                <text:p>7.6560821533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147275994532">
                <text:p>1.5147275994532</text:p>
              </table:table-cell>
              <table:table-cell office:value-type="float" office:value="7.5877685546875">
                <text:p>7.587768554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639085997827">
                <text:p>1.5639085997827</text:p>
              </table:table-cell>
              <table:table-cell office:value-type="float" office:value="7.4901351928711">
                <text:p>7.49013519287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063485997729">
                <text:p>1.6063485997729</text:p>
              </table:table-cell>
              <table:table-cell office:value-type="float" office:value="7.3634796142578">
                <text:p>7.36347961425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550654997118">
                <text:p>1.6550654997118</text:p>
              </table:table-cell>
              <table:table-cell office:value-type="float" office:value="7.2080917358398">
                <text:p>7.20809173583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163565997034">
                <text:p>1.7163565997034</text:p>
              </table:table-cell>
              <table:table-cell office:value-type="float" office:value="7.0242538452148">
                <text:p>7.0242538452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662957985885">
                <text:p>1.7662957985885</text:p>
              </table:table-cell>
              <table:table-cell office:value-type="float" office:value="6.812255859375">
                <text:p>6.81225585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057798990048">
                <text:p>1.8057798990048</text:p>
              </table:table-cell>
              <table:table-cell office:value-type="float" office:value="6.572380065918">
                <text:p>6.5723800659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514458988793">
                <text:p>1.8514458988793</text:p>
              </table:table-cell>
              <table:table-cell office:value-type="float" office:value="6.3049011230469">
                <text:p>6.30490112304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170535998419">
                <text:p>1.9170535998419</text:p>
              </table:table-cell>
              <table:table-cell office:value-type="float" office:value="6.0101013183594">
                <text:p>6.01010131835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583302000538">
                <text:p>1.9583302000538</text:p>
              </table:table-cell>
              <table:table-cell office:value-type="float" office:value="5.6882476806641">
                <text:p>5.6882476806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13645298779">
                <text:p>2.013645298779</text:p>
              </table:table-cell>
              <table:table-cell office:value-type="float" office:value="5.3396072387695">
                <text:p>5.3396072387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586783997715">
                <text:p>2.0586783997715</text:p>
              </table:table-cell>
              <table:table-cell office:value-type="float" office:value="4.9644546508789">
                <text:p>4.96445465087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06894900091">
                <text:p>2.106894900091</text:p>
              </table:table-cell>
              <table:table-cell office:value-type="float" office:value="4.5630569458008">
                <text:p>4.5630569458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696990989149">
                <text:p>2.1696990989149</text:p>
              </table:table-cell>
              <table:table-cell office:value-type="float" office:value="4.1356735229492">
                <text:p>4.13567352294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125072991475">
                <text:p>2.2125072991475</text:p>
              </table:table-cell>
              <table:table-cell office:value-type="float" office:value="3.6825637817383">
                <text:p>3.68256378173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549149999395">
                <text:p>2.2549149999395</text:p>
              </table:table-cell>
              <table:table-cell office:value-type="float" office:value="3.203987121582">
                <text:p>3.203987121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109569996595">
                <text:p>2.3109569996595</text:p>
              </table:table-cell>
              <table:table-cell office:value-type="float" office:value="2.7001953125">
                <text:p>2.7001953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502582991496">
                <text:p>2.3502582991496</text:p>
              </table:table-cell>
              <table:table-cell office:value-type="float" office:value="2.1714401245117">
                <text:p>2.1714401245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147338988259">
                <text:p>2.4147338988259</text:p>
              </table:table-cell>
              <table:table-cell office:value-type="float" office:value="1.6179733276367">
                <text:p>1.61797332763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667969988659">
                <text:p>2.4667969988659</text:p>
              </table:table-cell>
              <table:table-cell office:value-type="float" office:value="1.0400390625">
                <text:p>1.040039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127629982308">
                <text:p>2.5127629982308</text:p>
              </table:table-cell>
              <table:table-cell office:value-type="float" office:value="0.43788146972656">
                <text:p>0.43788146972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title svg:x="6.769cm" svg:y="0.316cm" chart:style-name="ch2">
          <text:p>better initial</text:p>
        </chart:title>
        <chart:legend chart:legend-position="end" svg:x="11.911cm" svg:y="3.955cm" style:legend-expansion="high" chart:style-name="ch3"/>
        <chart:plot-area chart:style-name="ch4" table:cell-range-address="projectileMotion.D1:projectileMotion.E4" svg:x="0.32cm" svg:y="1.275cm" svg:width="11.271cm" svg:height="7.551cm">
          <chart:coordinate-region svg:x="0.756cm" svg:y="1.474cm" svg:width="10.596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ojectileMotion.E1:projectileMotion.E4" chart:class="chart:scatter">
            <chart:domain table:cell-range-address="projectileMotion.D1:projectileMotion.D4"/>
            <chart:regression-curve chart:style-name="ch9">
              <chart:equation chart:display-equation="true" chart:display-r-square="true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027529796585">
                <text:p>0.44027529796585</text:p>
                <draw:g>
                  <svg:desc>projectileMotion.D1:projectileMotion.D4</svg:desc>
                </draw:g>
              </table:table-cell>
              <table:table-cell office:value-type="float" office:value="1.4095306396484">
                <text:p>1.4095306396484</text:p>
                <draw:g>
                  <svg:desc>projectileMotion.E1:projectileMotion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301279895008">
                <text:p>0.49301279895008</text:p>
              </table:table-cell>
              <table:table-cell office:value-type="float" office:value="2.8049621582031">
                <text:p>2.8049621582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474149946123">
                <text:p>0.53474149946123</text:p>
              </table:table-cell>
              <table:table-cell office:value-type="float" office:value="4.1864471435547">
                <text:p>4.1864471435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335149940103">
                <text:p>0.58335149940103</text:p>
              </table:table-cell>
              <table:table-cell office:value-type="float" office:value="5.5541229248047">
                <text:p>5.55412292480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title svg:x="6.769cm" svg:y="0.316cm" chart:style-name="ch2">
          <text:p>better initial</text:p>
        </chart:title>
        <chart:legend chart:legend-position="end" svg:x="11.911cm" svg:y="3.955cm" style:legend-expansion="high" chart:style-name="ch3"/>
        <chart:plot-area chart:style-name="ch4" table:cell-range-address="projectileMotion.O1:projectileMotion.P3" svg:x="0.32cm" svg:y="1.275cm" svg:width="11.271cm" svg:height="7.551cm">
          <chart:coordinate-region svg:x="1.047cm" svg:y="1.474cm" svg:width="10.212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ojectileMotion.P1:projectileMotion.P3" chart:class="chart:scatter">
            <chart:domain table:cell-range-address="projectileMotion.O1:projectileMotion.O3"/>
            <chart:regression-curve chart:style-name="ch9">
              <chart:equation chart:display-equation="true" chart:display-r-square="true" svg:x="1.267cm" svg:y="1.181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257189996541">
                <text:p>0.56257189996541</text:p>
                <draw:g>
                  <svg:desc>projectileMotion.O1:projectileMotion.O3</svg:desc>
                </draw:g>
              </table:table-cell>
              <table:table-cell office:value-type="float" office:value="3.5200119018555">
                <text:p>3.5200119018555</text:p>
                <draw:g>
                  <svg:desc>projectileMotion.P1:projectileMotion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962340049446">
                <text:p>0.60962340049446</text:p>
              </table:table-cell>
              <table:table-cell office:value-type="float" office:value="4.0330581665039">
                <text:p>4.0330581665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813940018415">
                <text:p>0.65813940018415</text:p>
              </table:table-cell>
              <table:table-cell office:value-type="float" office:value="4.5109710693359">
                <text:p>4.51097106933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